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ab-stops>
          <style:tab-stop style:position="0.6252in"/>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ab-stops>
          <style:tab-stop style:position="0.6252in"/>
        </style:tab-stops>
      </style:paragraph-properties>
    </style:style>
    <style:style style:name="P8" style:family="paragraph" style:parent-style-name="Standard">
      <style:paragraph-properties style:writing-mode="lr-tb"/>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background-color="#ebeff9"/>
    </style:style>
    <style:style style:name="T7" style:family="text">
      <style:text-properties fo:background-color="#ffffff"/>
    </style:style>
    <style:style style:name="T8" style:family="text">
      <style:text-properties fo:font-size="14pt"/>
    </style:style>
    <style:style style:name="T9" style:family="text">
      <style:text-properties style:font-size-asian="14pt"/>
    </style:style>
    <style:style style:name="T10" style:family="text">
      <style:text-properties style:font-weight-asian="bold"/>
    </style:style>
    <style:style style:name="T11" style:family="text">
      <style:text-properties style:font-size-complex="14pt"/>
    </style:style>
    <style:style style:name="T12" style:family="text">
      <style:text-properties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span text:style-name="T4"><text:tab/>Game process</text:span><text:span text:style-name="T1"> specification</text:span></text:p>
      <text:p text:style-name="P2">When user click "join table" button, poker table widget is opening.</text:p>
      <text:p text:style-name="P2"/>
      <text:p text:style-name="P5">1.Joining table</text:p>
      <text:p text:style-name="P2"><text:tab/>a) If there is no sitting players already, then nothing happends until at least 2 players join table</text:p>
      <text:p text:style-name="P2"><text:tab/>b) If there was exactly one player, then game begins.</text:p>
      <text:p text:style-name="P2"><text:tab/>c) If there was game was already running, then wait until current game is finished, and then you will be allowed to play</text:p>
      <text:p text:style-name="P2"><text:tab/>d) player can leave table at any moment he want, if he was in midle of game then he will pass.</text:p>
      <text:p text:style-name="P2"><text:tab/>e) if player has no money, then he will be kicked from table ! </text:p>
      <text:p text:style-name="P5">2.Game</text:p>
      <text:p text:style-name="P2"><text:tab/>a) When at least 2 players is ready to play (sit in ther chairs) game begins.</text:p>
      <text:p text:style-name="P2"><text:tab/>b) If in midle game left only one player (l.e. others was disconnected), then game immendently stop</text:p>
      <text:p text:style-name="P2"><text:tab/>c) If player join table when round was already started, he isn't in game, he will be able to play only in next round.</text:p>
      <text:p text:style-name="P2"><text:tab/>d) if player didn't make his turn in specified timeout, then he is droped from game</text:p>
      <text:p text:style-name="P5">3.Game process</text:p>
      <text:list xml:id="list25350069" text:style-name="L2">
        <text:list-item>
          <text:p text:style-name="P4">Game process depends on rules. </text:p>
        </text:list-item>
      </text:list>
      <text:p text:style-name="P2"><text:s text:c="6"/>2) <text:s text:c="2"/>Every turn every player should get info about current table state.</text:p>
      <text:p text:style-name="P5">4. Tehas holdem game example</text:p>
      <text:p text:style-name="P6"><text:tab/><text:span text:style-name="T2">4.1. Preflop</text:span></text:p>
      <text:p text:style-name="P6"><text:span text:style-name="T2"><text:tab/>4.1.1. Player after diler and player after after diler give small/big blind money.</text:span></text:p>
      <text:p text:style-name="P6"><text:span text:style-name="T2"><text:tab/>4.1.2. Evreyone recieve two random cards. Each player can see only his own cards.</text:span></text:p>
      <text:p text:style-name="P7"><text:span text:style-name="T2"><text:tab/>4.1.3 </text:span><text:bookmark text:name="result_box"/><text:span text:style-name="T2"><text:s/></text:span><text:span text:style-name="T6">After the cards, the first player left of the big blind starts the first betting round. </text:span><text:span text:style-name="T7">This player, called the "shooter" (the first novice party) may: "Call" to accept the amount bet, "Raise" to increase the amount bet, or "Fold" and get out of the game. When the betting returns to the player who made the big blind, he may miss the turn or stay in the game, adding nothing to the bank. However, if an opponent has raised the player the big blind has three options: he can fold, call, or raise it again.</text:span></text:p>
      <text:p text:style-name="P7"><text:span text:style-name="T7"><text:tab/>4.2. Flop</text:span></text:p>
      <text:p text:style-name="P7"><text:span text:style-name="T7"><text:tab/>4.2.1. Three community cards out and put in the open on the table, and following this round of betting. </text:span><text:span text:style-name="T6">Players can use these to make their five-card hand</text:span></text:p>
      <text:p text:style-name="P7"><text:span text:style-name="T7"><text:tab/>4.3. Turn</text:span></text:p>
      <text:p text:style-name="P7"><text:bookmark text:name="result_box1"/><text:span text:style-name="T7"><text:tab/>4.3.1. </text:span><text:span text:style-name="T6">The fourth card is dealt in the open, followed by a round of betting</text:span> <text:s/></text:p>
      <text:p text:style-name="P7"><text:tab/>4.4. River</text:p>
      <text:p text:style-name="P7"><text:span text:style-name="T6"><text:tab/>4.4.1Rent the latest, the fifth community card, followed by the final betting round</text:span> </text:p>
      <text:p text:style-name="P7"><text:tab/>4.5. Showdown</text:p>
      <text:p text:style-name="P7"><text:tab/>4.5.1 <text:bookmark text:name="result_box2"/><text:s/><text:span text:style-name="T6">If the game remains more than one player, there is a showdown, and the highest hand wins (see Rank of card combinations). </text:span><text:span text:style-name="T7">If two players share an identical hand, the pot is split between</text:span> </text:p>
      <text:p text:style-name="P7"/>
      <text:p text:style-name="P7"><text:span text:style-name="T7"/></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2H53M46S</meta:editing-duration>
    <meta:editing-cycles>8</meta:editing-cycles>
    <meta:generator>OpenOffice.org/3.1$Win32 OpenOffice.org_project/310m19$Build-9420</meta:generator>
    <dc:date>2009-12-19T05:49:20.06</dc:date>
    <dc:creator>Mihail Novik</dc:creator>
    <meta:document-statistic meta:table-count="0" meta:image-count="0" meta:object-count="0" meta:page-count="1" meta:paragraph-count="29" meta:word-count="425" meta:character-count="2334"/>
    <meta:user-defined meta:name="Info 1"/>
    <meta:user-defined meta:name="Info 2"/>
    <meta:user-defined meta:name="Info 3"/>
    <meta:user-defined meta:name="Info 4"/>
  </office:meta>
</office:document-meta>
</file>